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6000001D1892799B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869cm" svg:x="1cm" svg:y="8.535cm">
          <draw:image xlink:href="Pictures/1000000000000346000001D1892799B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4.2$Windows_X86_64 LibreOffice_project/bb3cfa12c7b1bf994ecc5649a80400d06cd71002</meta:generator>
    <meta:document-statistic meta:object-count="1"/>
  </office:meta>
</office:document-meta>
</file>